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4876881126986" style:family="table" style:parent-style-name="podTable">
      <style:table-properties style:width="4.75cm" style:rel-width="27.03%" table:table-align="left" table:align="left"/>
    </style:style>
    <style:style style:name="CS1" style:family="table-cell">
      <style:table-cell-properties fo:border="0.018cm solid #000000" fo:padding="0.023cm"/>
    </style:style>
    <style:style style:name="Table14876881126986.1" style:family="table-column">
      <style:table-column-properties style:rel-column-width="32767*"/>
    </style:style>
    <style:style style:name="Table14876881126986.2" style:family="table-column">
      <style:table-column-properties style:rel-column-width="32767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hamp FCK</text:p>
      <text:list text:style-name="podNumberedList" text:continue-numbering="false">
        <text:list-item>
          <text:p text:style-name="podNumberItem">aaaa</text:p>
          <text:list text:style-name="podNumberedList">
            <text:list-item>
              <text:p text:style-name="podNumberItem">Azerty</text:p>
            </text:list-item>
            <text:list-item>
              <text:p text:style-name="podNumberItem">aaaa</text:p>
            </text:list-item>
          </text:list>
        </text:list-item>
        <text:list-item>
          <text:p text:style-name="podNumberItem">edzfrgh</text:p>
        </text:list-item>
        <text:list-item>
          <text:p text:style-name="podNumberItem">Kupu</text:p>
        </text:list-item>
      </text:list>
      <table:table table:name="Table14876881126986" table:style-name="Table14876881126986">
        <table:table-column table:style-name="Table14876881126986.1"/>
        <table:table-column table:style-name="Table14876881126986.2"/>
        <table:table-row>
          <table:table-cell table:style-name="CS1">
            <text:p text:style-name="podCellContent">a</text:p>
          </table:table-cell>
          <table:table-cell table:style-name="CS1">
            <text:p text:style-name="podCellContent">b</text:p>
          </table:table-cell>
        </table:table-row>
        <table:table-row>
          <table:table-cell table:style-name="CS1">
            <text:p text:style-name="podCellContent">x</text:p>
          </table:table-cell>
          <table:table-cell table:style-name="CS1">
            <text:p text:style-name="podCellContent">vvv</text:p>
          </table:table-cell>
        </table:table-row>
        <table:table-row>
          <table:table-cell table:style-name="CS1">
            <text:p text:style-name="podCellContent">bbb</text:p>
          </table:table-cell>
          <table:table-cell table:style-name="CS1">
            <text:p text:style-name="podCellContent">vvvvv</text:p>
          </table:table-cell>
        </table:table-row>
      </table:table>
      <text:p> </text:p>
      <text:p text:style-name="CS2">hghdghghgh</text:p>
      <text:p>With non-breaking dashes: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</text:p>
      <text:p>With normal dashes: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 </text:p>
      <text:list text:style-name="podBulletedList">
        <text:list-item>
          <text:p text:style-name="podBulletItem">aaa</text:p>
        </text:list-item>
        <text:list-item>
          <text:p text:style-name="podBulletItem"> </text:p>
        </text:list-item>
        <text:list-item>
          <text:p text:style-name="podBulletItem">bvbb</text:p>
        </text:list-item>
      </text:list>
      <text:list text:style-name="podNumberedList" text:continue-numbering="false">
        <text:list-item>
          <text:p text:style-name="podNumberItem">regrg</text:p>
        </text:list-item>
        <text:list-item>
          <text:p text:style-name="podNumberItem"> </text:p>
        </text:list-item>
      </text:list>
      <text:p>vghriqghrghgfd hgkll hgjkf lghjfkd slhgjfd klhgjfds klghjfds s&amp;é@èù 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</text:p>
      <text:p> </text:p>
      <text:p>vghriqghrghgfd hgkll hgjkf lghjfkd slhgjfd klhgjfds klghjfds s&amp;é@èù 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  <style:text-properties fo:font-size="80%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2" style:family="paragraph" style:parent-style-name="Standard">
      <style:paragraph-properties fo:margin-left="0.906cm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